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DocMaker.mak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icDocMaker.addUniqueBytes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ocMaker.resetUnique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ocMaker.makeDocument( int siz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asicDocMaker.numUnique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ocMaker.createDocument( DocData docData , int size , int c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BasicDocMake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ocMaker.resetLefto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ocMaker.setHTMLParser( HTMLParser html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ocMaker.setConfig( Config 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asicDocMaker.getBy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ocMaker.addBytes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ocMaker.printDocStatistic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asicDocMaker.collectFiles( File f , ArrayList inputFi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icDocMaker.getHtml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ocMaker.incrNumDocs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DocMaker.resetInp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